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8pt" fo:font-weight="bold" style:font-size-asian="18pt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fo:language="ru" fo:country="RU"/>
    </style:style>
    <style:style style:name="T5" style:family="text">
      <style:text-properties fo:language="ru" fo:country="RU"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Стратегический финансовый план</text:span></text:p>
      <text:p text:style-name="P1"><text:s/></text:p>
      <text:p text:style-name="Standard">Я думаю стоит начать со следующих изменений:</text:p>
      <text:p text:style-name="Standard"/>
      <text:p text:style-name="Standard">Стоит добавить мини анкетку, от которой потом будут отталкиваться расчеты. Назовём эту минианкету БЛОК 1. (Схему расположения прилагаю)</text:p>
      <text:p text:style-name="Standard"/>
      <text:p text:style-name="Standard">В блок добавить следующие поля:</text:p>
      <text:p text:style-name="Standard"/>
      <text:p text:style-name="Standard"><text:span text:style-name="T2">ФИО</text:span></text:p>
      <text:p text:style-name="P2"/>
      <text:p text:style-name="Standard"><text:span text:style-name="T2">Дата рождения </text:span></text:p>
      <text:p text:style-name="P3">Необходима для определения возраста человека, чтобы понять сколько ему осталось лет накоплений до планируемого года выхода на пенсию. Чтобы определить сколько ему лет вычитаем из текущей даты дату рождения.</text:p>
      <text:p text:style-name="Standard"/>
      <text:p text:style-name="Standard"><text:span text:style-name="T2">Год выхода на пенсию</text:span> </text:p>
      <text:p text:style-name="Standard">Необходим для определения количества лет, которые будут использоваться в качестве накоплений. Чтобы определить количество лет, которые есть для накопления на пенсию необходимо из планируемой даты выхода на пенсию вычесть текущее количество лет.</text:p>
      <text:p text:style-name="Standard"/>
      <text:p text:style-name="Standard"><text:span text:style-name="T2">Желаемый доход на пенсии в месяц</text:span></text:p>
      <text:p text:style-name="Standard">Необходимо для расчетов графика. Этот показатель должен пересчитаться в год. </text:p>
      <text:p text:style-name="Standard"/>
      <text:p text:style-name="Standard"><text:span text:style-name="T2">Средства планируемые направлять на накопление:</text:span></text:p>
      <text:p text:style-name="Standard">Необходимо для расчетов графика. Этот показатель должен пересчитаться в год. </text:p>
      <text:p text:style-name="Standard"/>
      <text:p text:style-name="Standard"><text:span text:style-name="T3">Пример:</text:span></text:p>
      <text:p text:style-name="Standard"/>
      <text:p text:style-name="Standard">ФИО: Капустянский Иван Сергеевич</text:p>
      <text:p text:style-name="Standard">Дата рождения: 02.04.1987 (автоматически должен посчитаться мой возраст 32 года)</text:p>
      <text:p text:style-name="Standard"><text:span text:style-name="T5">Предлагаю при подсчете возраста делать округление по правилам математики перевалило за 6 мес от дня рождения — прибавляем год). То есть не округляя если бы сегодня было 01.04.1987, то формально тебе еще 32 года, и до 60 лет у тебя есть 28 лет. Но на самом деле до 60 лет у тебя 27 лет и один день. То есть правильнее считать, что тебе 33 года. Не возражаешь?<text:tab/></text:span></text:p>
      <text:p text:style-name="Standard">Планируемый возраст выхода на пенсию: 60 лет</text:p>
      <text:p text:style-name="Standard">Соответственно у меня осталось всего 28 лет для накопления на пенсию.</text:p>
      <text:p text:style-name="Standard">Желаемый доход на пенсии: 40 000 руб. (пересчет в год 40 000 * 12 = 480 000 руб. )</text:p>
      <text:p text:style-name="Standard">Средства направляемые на накопление: 50000 руб (пересчет в год 50 000 * 12 = 600 000 руб. )</text:p>
      <text:p text:style-name="Standard"/>
      <text:p text:style-name="Standard">Т.е. соответственно у нас должен отрисоваться график. Его в ексель я вывел. Глянь.</text:p>
      <text:p text:style-name="Standard">Вот тебе пример ссылки на график как я хочу чтобы он был примерно реализован.</text:p>
      <text:p text:style-name="Standard"><text:a xlink:type="simple" xlink:href="https://ru.tradingview.com/chart/mNA265Iq/" text:style-name="Internet_20_link" text:visited-style-name="Visited_20_Internet_20_Link">https://ru.trad</text:a><text:bookmark text:name="Bookmark"/><text:a xlink:type="simple" xlink:href="https://ru.tradingview.com/chart/mNA265Iq/" text:style-name="Internet_20_link" text:visited-style-name="Visited_20_Internet_20_Link">ingview.com/chart/mNA265Iq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font-name-asian="SimSun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пользователь Microsoft Office</meta:initial-creator>
    <dc:creator>Илья Смирнов</dc:creator>
    <meta:editing-cycles>11</meta:editing-cycles>
    <meta:creation-date>2020-01-30T20:43:00</meta:creation-date>
    <dc:date>2020-01-31T19:03:11.99</dc:date>
    <meta:editing-duration>PT1M5S</meta:editing-duration>
    <meta:generator>OpenOffice/4.1.7$Win32 OpenOffice.org_project/417m1$Build-9800</meta:generator>
    <meta:document-statistic meta:table-count="0" meta:image-count="0" meta:object-count="0" meta:page-count="1" meta:paragraph-count="25" meta:word-count="297" meta:character-count="192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